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d1ad" officeooo:paragraph-rsid="000ad1a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ad1ad" officeooo:paragraph-rsid="000ad1a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d523f" officeooo:paragraph-rsid="000d523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e7950" officeooo:paragraph-rsid="000e795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d523f" officeooo:paragraph-rsid="000d523f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ad1ad" officeooo:paragraph-rsid="000ad1ad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0d523f" officeooo:paragraph-rsid="000d523f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officeooo:rsid="000f3338" officeooo:paragraph-rsid="000f333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f3338" officeooo:paragraph-rsid="000f3338" style:font-size-asian="10.5pt" style:font-weight-asian="bold" style:font-size-complex="12pt" style:font-weight-complex="bold"/>
    </style:style>
    <style:style style:name="T1" style:family="text">
      <style:text-properties officeooo:rsid="000d52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ntikirjanpito</text:p>
      <text:p text:style-name="P1"/>
      <text:p text:style-name="P2">28.3.2017: <text:span text:style-name="T1">2h</text:span></text:p>
      <text:list xml:id="list5232174959709124259" text:style-name="L1">
        <text:list-item>
          <text:p text:style-name="P6">GitHub-repositorion luominen, dokumentaation aloitus. Alustavan luokkakaavion luominen.</text:p>
        </text:list-item>
      </text:list>
      <text:p text:style-name="P3">30.3.2017: 1h</text:p>
      <text:list xml:id="list8300221535508472528" text:style-name="L2">
        <text:list-item>
          <text:p text:style-name="P7">Rails-projektin luonti, säätöä</text:p>
        </text:list-item>
        <text:list-item>
          <text:p text:style-name="P7">osa tietokantatauluista luotu</text:p>
        </text:list-item>
      </text:list>
      <text:p text:style-name="P4">31.3.2017:1h</text:p>
      <text:p text:style-name="P9">15.4.2017: 5h</text:p>
      <text:list xml:id="list8990266664666265772" text:style-name="L3">
        <text:list-item>
          <text:p text:style-name="P8">lisää näkymiä toimintaan, foreign key lisätty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5:49:10.895342054</meta:creation-date>
    <dc:date>2017-04-15T00:48:12.700333288</dc:date>
    <meta:editing-duration>PT3M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31" meta:character-count="261" meta:non-whitespace-character-count="261"/>
  </office:meta>
</office:document-meta>
</file>